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873d" officeooo:paragraph-rsid="000b873d"/>
    </style:style>
    <style:style style:name="P2" style:family="paragraph" style:parent-style-name="Standard">
      <style:paragraph-properties fo:text-align="start" style:justify-single-word="false"/>
      <style:text-properties officeooo:rsid="000b873d" officeooo:paragraph-rsid="000b873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b873d" officeooo:paragraph-rsid="000b873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bcb0c" officeooo:paragraph-rsid="000bcb0c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bcb0c" officeooo:paragraph-rsid="000bcb0c" fo:background-color="#ff333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b873d" officeooo:paragraph-rsid="000b873d" fo:background-color="#ff3333"/>
    </style:style>
    <style:style style:name="T1" style:family="text">
      <style:text-properties fo:background-color="#ff3333" loext:char-shading-value="0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outline:</text:p>
      <text:p text:style-name="P1"/>
      <text:list xml:id="list539612850292861122" text:style-name="L1">
        <text:list-item>
          <text:p text:style-name="P3">Structured database</text:p>
          <text:list>
            <text:list-item>
              <text:p text:style-name="P3">Working memory</text:p>
            </text:list-item>
            <text:list-item>
              <text:p text:style-name="P3">Stored memory</text:p>
              <text:list>
                <text:list-item>
                  <text:p text:style-name="P6">Weighting algorithm</text:p>
                </text:list-item>
              </text:list>
            </text:list-item>
          </text:list>
        </text:list-item>
        <text:list-item>
          <text:p text:style-name="P3">Theory of mind / cognitive theory</text:p>
          <text:list>
            <text:list-item>
              <text:p text:style-name="P4">Optimize towards goals/states of being</text:p>
              <text:list>
                <text:list-item>
                  <text:p text:style-name="P4"><text:span text:style-name="T1">Goals: Incorporate useful data and make correct predictions.</text:span> </text:p>
                </text:list-item>
              </text:list>
            </text:list-item>
            <text:list-item>
              <text:p text:style-name="P5">Use data from the past to make predictions</text:p>
            </text:list-item>
            <text:list-item>
              <text:p text:style-name="P4">Treat each prediction as more data, try to optimize towards less error</text:p>
            </text:list-item>
            <text:list-item>
              <text:p text:style-name="P4">Output</text:p>
              <text:list>
                <text:list-item>
                  <text:p text:style-name="P5">Determine what drives output</text:p>
                </text:list-item>
              </text:list>
            </text:list-item>
          </text:list>
        </text:list-item>
        <text:list-item>
          <text:p text:style-name="P3">Inputs</text:p>
          <text:list>
            <text:list-item>
              <text:p text:style-name="P3">plugin system</text:p>
              <text:list>
                <text:list-item>
                  <text:p text:style-name="P3">OpenCV for vision</text:p>
                  <text:list>
                    <text:list-item>
                      <text:p text:style-name="P3">Object chunking</text:p>
                    </text:list-item>
                  </text:list>
                </text:list-item>
                <text:list-item>
                  <text:p text:style-name="P3">PocketSphinx for phonetic input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0:32:09.230146460</meta:creation-date>
    <dc:date>2015-09-22T10:57:10.057299233</dc:date>
    <meta:editing-duration>PT9M50S</meta:editing-duration>
    <meta:editing-cycles>1</meta:editing-cycles>
    <meta:document-statistic meta:table-count="0" meta:image-count="0" meta:object-count="0" meta:page-count="1" meta:paragraph-count="17" meta:word-count="82" meta:character-count="476" meta:non-whitespace-character-count="426"/>
    <meta:generator>LibreOffice/4.4.5.2$Linux_X86_64 LibreOffice_project/40m0$Build-2</meta:generator>
  </office:meta>
</office:document-meta>
</file>